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table:formula="of:=[.I6]-2*LOG([.I6];2)" office:value-type="float" office:value="0.356143810225276" calcext:value-type="float">
            <text:p>0.3561438102</text:p>
          </table:table-cell>
        </table:table-row>
        <table:table-row table:style-name="ro1">
          <table:table-cell table:number-columns-repeated="8"/>
          <table:table-cell table:formula="of:=[.I6]+COS([.I6])" office:value-type="float" office:value="5.28366218546323" calcext:value-type="float">
            <text:p>5.2836621855</text:p>
          </table:table-cell>
        </table:table-row>
        <table:table-row table:style-name="ro1">
          <table:table-cell table:number-columns-repeated="8"/>
          <table:table-cell table:formula="of:=[.I6]^2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formula="of:=[.I7]*[.I8]/[.I9]" office:value-type="float" office:value="0.0752697433069632" calcext:value-type="float">
            <text:p>0.07526974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3:15:54.373583986</meta:creation-date>
    <dc:date>2016-03-21T23:51:57.213879115</dc:date>
    <meta:editing-duration>PT5M42S</meta:editing-duration>
    <meta:editing-cycles>2</meta:editing-cycles>
    <meta:generator>LibreOffice/5.0.5.2$Linux_X86_64 LibreOffice_project/00m0$Build-2</meta:generator>
    <meta:document-statistic meta:table-count="1" meta:cell-count="6" meta:object-count="0"/>
  </office:meta>
</office:document-meta>
</file>